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Graphic">
      <style:graphic-properties svg:stroke-color="#666666" draw:fill-color="#666666" draw:textarea-horizontal-align="justify" draw:textarea-vertical-align="middle" draw:auto-grow-height="false" fo:min-height="8.3cm" fo:min-width="10.1cm"/>
    </style:style>
    <style:style style:name="gr2" style:family="graphic" style:parent-style-name="standard">
      <style:graphic-properties svg:stroke-width="0.41cm" svg:stroke-color="#000000" draw:marker-start-width="0.82cm" draw:marker-end-width="0.82cm" svg:stroke-linecap="round" draw:fill-color="#808080" draw:textarea-horizontal-align="left" draw:textarea-vertical-align="bottom" draw:auto-grow-height="false" fo:min-height="6.04cm" fo:min-width="5.79cm" fo:padding-top="0.33cm" fo:padding-bottom="0.33cm" fo:padding-left="0.455cm" fo:padding-right="0.455cm"/>
      <style:paragraph-properties style:writing-mode="lr-tb"/>
    </style:style>
    <style:style style:name="gr3" style:family="graphic" style:parent-style-name="standard">
      <style:graphic-properties svg:stroke-width="0.41cm" svg:stroke-color="#000000" draw:marker-start-width="0.82cm" draw:marker-end-width="0.82cm" svg:stroke-linecap="round" draw:fill-color="#666666" draw:textarea-horizontal-align="justify" draw:textarea-vertical-align="middle" draw:auto-grow-height="false" fo:min-height="1.44cm" fo:min-width="1.89cm" fo:padding-top="0.33cm" fo:padding-bottom="0.33cm" fo:padding-left="0.455cm" fo:padding-right="0.455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T1" style:family="text">
      <style:text-properties fo:color="#cccccc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1cm" svg:height="8.3cm" svg:x="2.8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6.7cm" svg:x="4.3cm" svg:y="3.7cm">
          <text:p text:style-name="P2"/>
          <text:p text:style-name="P2"/>
          <text:p text:style-name="P2"/>
          <text:p text:style-name="P2"/>
          <text:p text:style-name="P2"><text:span text:style-name="T1">P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8cm" svg:height="2.1cm" svg:x="7.5cm" svg:y="4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10:26:13.264450456</meta:creation-date>
    <dc:date>2021-07-18T11:38:44.248335946</dc:date>
    <meta:editing-duration>PT1H2M20S</meta:editing-duration>
    <meta:editing-cycles>4</meta:editing-cycles>
    <meta:generator>LibreOffice/6.4.7.2$Linux_X86_64 LibreOffice_project/40$Build-2</meta:generator>
    <meta:document-statistic meta:object-count="3"/>
  </office:meta>
</office:document-meta>
</file>